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81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hannel 56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/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000115675" calcext:value-type="float">
            <text:p>1.16E-12</text:p>
          </table:table-cell>
          <table:table-cell office:value-type="float" office:value="0.0000000000023184" calcext:value-type="float">
            <text:p>2.32E-12</text:p>
          </table:table-cell>
          <table:table-cell table:formula="of:=[.C2]-[.B2]" office:value-type="float" office:value="0.00000000000116165" calcext:value-type="float">
            <text:p>1.16165E-12</text:p>
          </table:table-cell>
          <table:table-cell table:formula="of:=[.D2]/(1.6*10^(-19))" office:value-type="float" office:value="7260312.5" calcext:value-type="float">
            <text:p>7260312.5</text:p>
          </table:table-cell>
          <table:table-cell table:formula="of:=[.E2]/4" office:value-type="float" office:value="1815078.125" calcext:value-type="float">
            <text:p>1815078.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000127553" calcext:value-type="float">
            <text:p>1.28E-12</text:p>
          </table:table-cell>
          <table:table-cell office:value-type="float" office:value="0.00000000000251649" calcext:value-type="float">
            <text:p>2.52E-12</text:p>
          </table:table-cell>
          <table:table-cell table:formula="of:=[.C3]-[.B3]" office:value-type="float" office:value="0.00000000000124096" calcext:value-type="float">
            <text:p>1.24096E-12</text:p>
          </table:table-cell>
          <table:table-cell table:formula="of:=[.D3]/(1.6*10^(-19))" office:value-type="float" office:value="7756000" calcext:value-type="float">
            <text:p>7756000</text:p>
          </table:table-cell>
          <table:table-cell table:formula="of:=[.E3]/4" office:value-type="float" office:value="1939000" calcext:value-type="float">
            <text:p>1939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00118729" calcext:value-type="float">
            <text:p>1.19E-12</text:p>
          </table:table-cell>
          <table:table-cell office:value-type="float" office:value="0.00000000000237693" calcext:value-type="float">
            <text:p>2.38E-12</text:p>
          </table:table-cell>
          <table:table-cell table:formula="of:=[.C4]-[.B4]" office:value-type="float" office:value="0.00000000000118964" calcext:value-type="float">
            <text:p>1.18964E-12</text:p>
          </table:table-cell>
          <table:table-cell table:formula="of:=[.D4]/(1.6*10^(-19))" office:value-type="float" office:value="7435250" calcext:value-type="float">
            <text:p>7435250</text:p>
          </table:table-cell>
          <table:table-cell table:formula="of:=[.E4]/4" office:value-type="float" office:value="1858812.5" calcext:value-type="float">
            <text:p>185881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000115384" calcext:value-type="float">
            <text:p>1.15E-12</text:p>
          </table:table-cell>
          <table:table-cell office:value-type="float" office:value="0.00000000000228728" calcext:value-type="float">
            <text:p>2.29E-12</text:p>
          </table:table-cell>
          <table:table-cell table:formula="of:=[.C5]-[.B5]" office:value-type="float" office:value="0.00000000000113344" calcext:value-type="float">
            <text:p>1.13344E-12</text:p>
          </table:table-cell>
          <table:table-cell table:formula="of:=[.D5]/(1.6*10^(-19))" office:value-type="float" office:value="7084000" calcext:value-type="float">
            <text:p>7084000</text:p>
          </table:table-cell>
          <table:table-cell table:formula="of:=[.E5]/4" office:value-type="float" office:value="1771000" calcext:value-type="float">
            <text:p>177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000120334" calcext:value-type="float">
            <text:p>1.20E-12</text:p>
          </table:table-cell>
          <table:table-cell office:value-type="float" office:value="0.00000000000241284" calcext:value-type="float">
            <text:p>2.41E-12</text:p>
          </table:table-cell>
          <table:table-cell table:formula="of:=[.C6]-[.B6]" office:value-type="float" office:value="0.0000000000012095" calcext:value-type="float">
            <text:p>1.2095E-12</text:p>
          </table:table-cell>
          <table:table-cell table:formula="of:=[.D6]/(1.6*10^(-19))" office:value-type="float" office:value="7559375" calcext:value-type="float">
            <text:p>7559375</text:p>
          </table:table-cell>
          <table:table-cell table:formula="of:=[.E6]/4" office:value-type="float" office:value="1889843.75" calcext:value-type="float">
            <text:p>188984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012085" calcext:value-type="float">
            <text:p>1.21E-12</text:p>
          </table:table-cell>
          <table:table-cell office:value-type="float" office:value="0.00000000000239104" calcext:value-type="float">
            <text:p>2.39E-12</text:p>
          </table:table-cell>
          <table:table-cell table:formula="of:=[.C7]-[.B7]" office:value-type="float" office:value="0.00000000000118254" calcext:value-type="float">
            <text:p>1.18254E-12</text:p>
          </table:table-cell>
          <table:table-cell table:formula="of:=[.D7]/(1.6*10^(-19))" office:value-type="float" office:value="7390875" calcext:value-type="float">
            <text:p>7390875</text:p>
          </table:table-cell>
          <table:table-cell table:formula="of:=[.E7]/4" office:value-type="float" office:value="1847718.75" calcext:value-type="float">
            <text:p>1847718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000119909" calcext:value-type="float">
            <text:p>1.20E-12</text:p>
          </table:table-cell>
          <table:table-cell office:value-type="float" office:value="0.00000000000247251" calcext:value-type="float">
            <text:p>2.47E-12</text:p>
          </table:table-cell>
          <table:table-cell table:formula="of:=[.C8]-[.B8]" office:value-type="float" office:value="0.00000000000127342" calcext:value-type="float">
            <text:p>1.27342E-12</text:p>
          </table:table-cell>
          <table:table-cell table:formula="of:=[.D8]/(1.6*10^(-19))" office:value-type="float" office:value="7958875" calcext:value-type="float">
            <text:p>7958875</text:p>
          </table:table-cell>
          <table:table-cell table:formula="of:=[.E8]/4" office:value-type="float" office:value="1989718.75" calcext:value-type="float">
            <text:p>1989718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000119654" calcext:value-type="float">
            <text:p>1.20E-12</text:p>
          </table:table-cell>
          <table:table-cell office:value-type="float" office:value="0.00000000000244917" calcext:value-type="float">
            <text:p>2.45E-12</text:p>
          </table:table-cell>
          <table:table-cell table:formula="of:=[.C9]-[.B9]" office:value-type="float" office:value="0.00000000000125263" calcext:value-type="float">
            <text:p>1.25263E-12</text:p>
          </table:table-cell>
          <table:table-cell table:formula="of:=[.D9]/(1.6*10^(-19))" office:value-type="float" office:value="7828937.5" calcext:value-type="float">
            <text:p>7828937.5</text:p>
          </table:table-cell>
          <table:table-cell table:formula="of:=[.E9]/4" office:value-type="float" office:value="1957234.375" calcext:value-type="float">
            <text:p>1957234.37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hannel 55.5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/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0000997884" calcext:value-type="float">
            <text:p>9.98E-13</text:p>
          </table:table-cell>
          <table:table-cell office:value-type="float" office:value="0.00000000000195033" calcext:value-type="float">
            <text:p>1.95E-12</text:p>
          </table:table-cell>
          <table:table-cell table:formula="of:=[.C12]-[.B12]" office:value-type="float" office:value="0.000000000000952446" calcext:value-type="float">
            <text:p>9.52446E-13</text:p>
          </table:table-cell>
          <table:table-cell table:formula="of:=[.D12]/(1.6*10^(-19))" office:value-type="float" office:value="5952787.5" calcext:value-type="float">
            <text:p>5952787.5</text:p>
          </table:table-cell>
          <table:table-cell table:formula="of:=[.E12]/4" office:value-type="float" office:value="1488196.875" calcext:value-type="float">
            <text:p>1488196.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000105436" calcext:value-type="float">
            <text:p>1.05E-12</text:p>
          </table:table-cell>
          <table:table-cell office:value-type="float" office:value="0.00000000000208508" calcext:value-type="float">
            <text:p>2.09E-12</text:p>
          </table:table-cell>
          <table:table-cell table:formula="of:=[.C13]-[.B13]" office:value-type="float" office:value="0.00000000000103072" calcext:value-type="float">
            <text:p>1.03072E-12</text:p>
          </table:table-cell>
          <table:table-cell table:formula="of:=[.D13]/(1.6*10^(-19))" office:value-type="float" office:value="6442000" calcext:value-type="float">
            <text:p>6442000</text:p>
          </table:table-cell>
          <table:table-cell table:formula="of:=[.E13]/4" office:value-type="float" office:value="1610500" calcext:value-type="float">
            <text:p>1610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0010093" calcext:value-type="float">
            <text:p>1.01E-12</text:p>
          </table:table-cell>
          <table:table-cell office:value-type="float" office:value="0.00000000000194439" calcext:value-type="float">
            <text:p>1.94E-12</text:p>
          </table:table-cell>
          <table:table-cell table:formula="of:=[.C14]-[.B14]" office:value-type="float" office:value="0.00000000000093509" calcext:value-type="float">
            <text:p>9.3509E-13</text:p>
          </table:table-cell>
          <table:table-cell table:formula="of:=[.D14]/(1.6*10^(-19))" office:value-type="float" office:value="5844312.5" calcext:value-type="float">
            <text:p>5844312.5</text:p>
          </table:table-cell>
          <table:table-cell table:formula="of:=[.E14]/4" office:value-type="float" office:value="1461078.125" calcext:value-type="float">
            <text:p>1461078.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0000959562" calcext:value-type="float">
            <text:p>9.60E-13</text:p>
          </table:table-cell>
          <table:table-cell office:value-type="float" office:value="0.00000000000187722" calcext:value-type="float">
            <text:p>1.88E-12</text:p>
          </table:table-cell>
          <table:table-cell table:formula="of:=[.C15]-[.B15]" office:value-type="float" office:value="0.000000000000917658" calcext:value-type="float">
            <text:p>9.17658E-13</text:p>
          </table:table-cell>
          <table:table-cell table:formula="of:=[.D15]/(1.6*10^(-19))" office:value-type="float" office:value="5735362.5" calcext:value-type="float">
            <text:p>5735362.5</text:p>
          </table:table-cell>
          <table:table-cell table:formula="of:=[.E15]/4" office:value-type="float" office:value="1433840.625" calcext:value-type="float">
            <text:p>143384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000100772" calcext:value-type="float">
            <text:p>1.01E-12</text:p>
          </table:table-cell>
          <table:table-cell office:value-type="float" office:value="0.0000000000020235" calcext:value-type="float">
            <text:p>2.02E-12</text:p>
          </table:table-cell>
          <table:table-cell table:formula="of:=[.C16]-[.B16]" office:value-type="float" office:value="0.00000000000101578" calcext:value-type="float">
            <text:p>1.01578E-12</text:p>
          </table:table-cell>
          <table:table-cell table:formula="of:=[.D16]/(1.6*10^(-19))" office:value-type="float" office:value="6348625" calcext:value-type="float">
            <text:p>6348625</text:p>
          </table:table-cell>
          <table:table-cell table:formula="of:=[.E16]/4" office:value-type="float" office:value="1587156.25" calcext:value-type="float">
            <text:p>1587156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0102718" calcext:value-type="float">
            <text:p>1.03E-12</text:p>
          </table:table-cell>
          <table:table-cell office:value-type="float" office:value="0.00000000000203141" calcext:value-type="float">
            <text:p>2.03E-12</text:p>
          </table:table-cell>
          <table:table-cell table:formula="of:=[.C17]-[.B17]" office:value-type="float" office:value="0.00000000000100423" calcext:value-type="float">
            <text:p>1.00423E-12</text:p>
          </table:table-cell>
          <table:table-cell table:formula="of:=[.D17]/(1.6*10^(-19))" office:value-type="float" office:value="6276437.5" calcext:value-type="float">
            <text:p>6276437.5</text:p>
          </table:table-cell>
          <table:table-cell table:formula="of:=[.E17]/4" office:value-type="float" office:value="1569109.375" calcext:value-type="float">
            <text:p>1569109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000100075" calcext:value-type="float">
            <text:p>1.00E-12</text:p>
          </table:table-cell>
          <table:table-cell office:value-type="float" office:value="0.00000000000204142" calcext:value-type="float">
            <text:p>2.04E-12</text:p>
          </table:table-cell>
          <table:table-cell table:formula="of:=[.C18]-[.B18]" office:value-type="float" office:value="0.00000000000104067" calcext:value-type="float">
            <text:p>1.04067E-12</text:p>
          </table:table-cell>
          <table:table-cell table:formula="of:=[.D18]/(1.6*10^(-19))" office:value-type="float" office:value="6504187.5" calcext:value-type="float">
            <text:p>6504187.5</text:p>
          </table:table-cell>
          <table:table-cell table:formula="of:=[.E18]/4" office:value-type="float" office:value="1626046.875" calcext:value-type="float">
            <text:p>1626046.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000102242" calcext:value-type="float">
            <text:p>1.02E-12</text:p>
          </table:table-cell>
          <table:table-cell office:value-type="float" office:value="0.00000000000201776" calcext:value-type="float">
            <text:p>2.02E-12</text:p>
          </table:table-cell>
          <table:table-cell table:formula="of:=[.C19]-[.B19]" office:value-type="float" office:value="0.00000000000099534" calcext:value-type="float">
            <text:p>9.9534E-13</text:p>
          </table:table-cell>
          <table:table-cell table:formula="of:=[.D19]/(1.6*10^(-19))" office:value-type="float" office:value="6220875" calcext:value-type="float">
            <text:p>6220875</text:p>
          </table:table-cell>
          <table:table-cell table:formula="of:=[.E19]/4" office:value-type="float" office:value="1555218.75" calcext:value-type="float">
            <text:p>1555218.7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hannel 55V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/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0000123022" calcext:value-type="float">
            <text:p>1.23E-13</text:p>
          </table:table-cell>
          <table:table-cell office:value-type="float" office:value="0.000000000000859947" calcext:value-type="float">
            <text:p>8.60E-13</text:p>
          </table:table-cell>
          <table:table-cell table:formula="of:=[.C22]-[.B22]" office:value-type="float" office:value="0.000000000000736925" calcext:value-type="float">
            <text:p>7.36925E-13</text:p>
          </table:table-cell>
          <table:table-cell table:formula="of:=[.D22]/(1.6*10^(-19))" office:value-type="float" office:value="4605781.25" calcext:value-type="float">
            <text:p>4605781.25</text:p>
          </table:table-cell>
          <table:table-cell table:formula="of:=[.E22]/4" office:value-type="float" office:value="1151445.3125" calcext:value-type="float">
            <text:p>1151445.3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0000118398" calcext:value-type="float">
            <text:p>1.18E-13</text:p>
          </table:table-cell>
          <table:table-cell office:value-type="float" office:value="0.000000000000931766" calcext:value-type="float">
            <text:p>9.32E-13</text:p>
          </table:table-cell>
          <table:table-cell table:formula="of:=[.C23]-[.B23]" office:value-type="float" office:value="0.000000000000813368" calcext:value-type="float">
            <text:p>8.13368E-13</text:p>
          </table:table-cell>
          <table:table-cell table:formula="of:=[.D23]/(1.6*10^(-19))" office:value-type="float" office:value="5083550" calcext:value-type="float">
            <text:p>5083550</text:p>
          </table:table-cell>
          <table:table-cell table:formula="of:=[.E23]/4" office:value-type="float" office:value="1270887.5" calcext:value-type="float">
            <text:p>127088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000121155" calcext:value-type="float">
            <text:p>1.21E-13</text:p>
          </table:table-cell>
          <table:table-cell office:value-type="float" office:value="0.000000000000849637" calcext:value-type="float">
            <text:p>8.50E-13</text:p>
          </table:table-cell>
          <table:table-cell table:formula="of:=[.C24]-[.B24]" office:value-type="float" office:value="0.000000000000728482" calcext:value-type="float">
            <text:p>7.28482E-13</text:p>
          </table:table-cell>
          <table:table-cell table:formula="of:=[.D24]/(1.6*10^(-19))" office:value-type="float" office:value="4553012.5" calcext:value-type="float">
            <text:p>4553012.5</text:p>
          </table:table-cell>
          <table:table-cell table:formula="of:=[.E24]/4" office:value-type="float" office:value="1138253.125" calcext:value-type="float">
            <text:p>1138253.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0000123159" calcext:value-type="float">
            <text:p>1.23E-13</text:p>
          </table:table-cell>
          <table:table-cell office:value-type="float" office:value="0.00000000000081364" calcext:value-type="float">
            <text:p>8.14E-13</text:p>
          </table:table-cell>
          <table:table-cell table:formula="of:=[.C25]-[.B25]" office:value-type="float" office:value="0.000000000000690481" calcext:value-type="float">
            <text:p>6.90481E-13</text:p>
          </table:table-cell>
          <table:table-cell table:formula="of:=[.D25]/(1.6*10^(-19))" office:value-type="float" office:value="4315506.25" calcext:value-type="float">
            <text:p>4315506.25</text:p>
          </table:table-cell>
          <table:table-cell table:formula="of:=[.E25]/4" office:value-type="float" office:value="1078876.5625" calcext:value-type="float">
            <text:p>1078876.5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0000107725" calcext:value-type="float">
            <text:p>1.08E-13</text:p>
          </table:table-cell>
          <table:table-cell office:value-type="float" office:value="0.000000000000873329" calcext:value-type="float">
            <text:p>8.73E-13</text:p>
          </table:table-cell>
          <table:table-cell table:formula="of:=[.C26]-[.B26]" office:value-type="float" office:value="0.000000000000765604" calcext:value-type="float">
            <text:p>7.65604E-13</text:p>
          </table:table-cell>
          <table:table-cell table:formula="of:=[.D26]/(1.6*10^(-19))" office:value-type="float" office:value="4785025" calcext:value-type="float">
            <text:p>4785025</text:p>
          </table:table-cell>
          <table:table-cell table:formula="of:=[.E26]/4" office:value-type="float" office:value="1196256.25" calcext:value-type="float">
            <text:p>1196256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00102845" calcext:value-type="float">
            <text:p>1.03E-13</text:p>
          </table:table-cell>
          <table:table-cell office:value-type="float" office:value="0.00000000000090235" calcext:value-type="float">
            <text:p>9.02E-13</text:p>
          </table:table-cell>
          <table:table-cell table:formula="of:=[.C27]-[.B27]" office:value-type="float" office:value="0.000000000000799505" calcext:value-type="float">
            <text:p>7.99505E-13</text:p>
          </table:table-cell>
          <table:table-cell table:formula="of:=[.D27]/(1.6*10^(-19))" office:value-type="float" office:value="4996906.25" calcext:value-type="float">
            <text:p>4996906.25</text:p>
          </table:table-cell>
          <table:table-cell table:formula="of:=[.E27]/4" office:value-type="float" office:value="1249226.5625" calcext:value-type="float">
            <text:p>1249226.5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00000690964" calcext:value-type="float">
            <text:p>6.91E-14</text:p>
          </table:table-cell>
          <table:table-cell office:value-type="float" office:value="0.000000000000832196" calcext:value-type="float">
            <text:p>8.32E-13</text:p>
          </table:table-cell>
          <table:table-cell table:formula="of:=[.C28]-[.B28]" office:value-type="float" office:value="0.0000000000007630996" calcext:value-type="float">
            <text:p>7.630996E-13</text:p>
          </table:table-cell>
          <table:table-cell table:formula="of:=[.D28]/(1.6*10^(-19))" office:value-type="float" office:value="4769372.5" calcext:value-type="float">
            <text:p>4769372.5</text:p>
          </table:table-cell>
          <table:table-cell table:formula="of:=[.E28]/4" office:value-type="float" office:value="1192343.125" calcext:value-type="float">
            <text:p>1192343.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00000649768" calcext:value-type="float">
            <text:p>6.50E-14</text:p>
          </table:table-cell>
          <table:table-cell office:value-type="float" office:value="0.000000000000866731" calcext:value-type="float">
            <text:p>8.67E-13</text:p>
          </table:table-cell>
          <table:table-cell table:formula="of:=[.C29]-[.B29]" office:value-type="float" office:value="0.0000000000008017542" calcext:value-type="float">
            <text:p>8.017542E-13</text:p>
          </table:table-cell>
          <table:table-cell table:formula="of:=[.D29]/(1.6*10^(-19))" office:value-type="float" office:value="5010963.75" calcext:value-type="float">
            <text:p>5010963.75</text:p>
          </table:table-cell>
          <table:table-cell table:formula="of:=[.E29]/4" office:value-type="float" office:value="1252740.9375" calcext:value-type="float">
            <text:p>1252740.937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hannel 54.5V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/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0000168375" calcext:value-type="float">
            <text:p>1.68E-13</text:p>
          </table:table-cell>
          <table:table-cell office:value-type="float" office:value="0.000000000000616739" calcext:value-type="float">
            <text:p>6.17E-13</text:p>
          </table:table-cell>
          <table:table-cell table:formula="of:=[.C32]-[.B32]" office:value-type="float" office:value="0.000000000000448364" calcext:value-type="float">
            <text:p>4.48364E-13</text:p>
          </table:table-cell>
          <table:table-cell table:formula="of:=[.D32]/(1.6*10^(-19))" office:value-type="float" office:value="2802275" calcext:value-type="float">
            <text:p>2802275</text:p>
          </table:table-cell>
          <table:table-cell table:formula="of:=[.E32]/4" office:value-type="float" office:value="700568.75" calcext:value-type="float">
            <text:p>700568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000012813" calcext:value-type="float">
            <text:p>1.28E-13</text:p>
          </table:table-cell>
          <table:table-cell office:value-type="float" office:value="0.0000000000006494" calcext:value-type="float">
            <text:p>6.49E-13</text:p>
          </table:table-cell>
          <table:table-cell table:formula="of:=[.C33]-[.B33]" office:value-type="float" office:value="0.00000000000052127" calcext:value-type="float">
            <text:p>5.2127E-13</text:p>
          </table:table-cell>
          <table:table-cell table:formula="of:=[.D33]/(1.6*10^(-19))" office:value-type="float" office:value="3257937.5" calcext:value-type="float">
            <text:p>3257937.5</text:p>
          </table:table-cell>
          <table:table-cell table:formula="of:=[.E33]/4" office:value-type="float" office:value="814484.375" calcext:value-type="float">
            <text:p>814484.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000177574" calcext:value-type="float">
            <text:p>1.78E-13</text:p>
          </table:table-cell>
          <table:table-cell office:value-type="float" office:value="0.000000000000693023" calcext:value-type="float">
            <text:p>6.93E-13</text:p>
          </table:table-cell>
          <table:table-cell table:formula="of:=[.C34]-[.B34]" office:value-type="float" office:value="0.000000000000515449" calcext:value-type="float">
            <text:p>5.15449E-13</text:p>
          </table:table-cell>
          <table:table-cell table:formula="of:=[.D34]/(1.6*10^(-19))" office:value-type="float" office:value="3221556.25" calcext:value-type="float">
            <text:p>3221556.25</text:p>
          </table:table-cell>
          <table:table-cell table:formula="of:=[.E34]/4" office:value-type="float" office:value="805389.0625" calcext:value-type="float">
            <text:p>805389.0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0000151847" calcext:value-type="float">
            <text:p>1.52E-13</text:p>
          </table:table-cell>
          <table:table-cell office:value-type="float" office:value="0.000000000000623511" calcext:value-type="float">
            <text:p>6.24E-13</text:p>
          </table:table-cell>
          <table:table-cell table:formula="of:=[.C35]-[.B35]" office:value-type="float" office:value="0.000000000000471664" calcext:value-type="float">
            <text:p>4.71664E-13</text:p>
          </table:table-cell>
          <table:table-cell table:formula="of:=[.D35]/(1.6*10^(-19))" office:value-type="float" office:value="2947900" calcext:value-type="float">
            <text:p>2947900</text:p>
          </table:table-cell>
          <table:table-cell table:formula="of:=[.E35]/4" office:value-type="float" office:value="736975" calcext:value-type="float">
            <text:p>736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0000238203" calcext:value-type="float">
            <text:p>2.38E-13</text:p>
          </table:table-cell>
          <table:table-cell office:value-type="float" office:value="0.00000000000063878" calcext:value-type="float">
            <text:p>6.39E-13</text:p>
          </table:table-cell>
          <table:table-cell table:formula="of:=[.C36]-[.B36]" office:value-type="float" office:value="0.000000000000400577" calcext:value-type="float">
            <text:p>4.00577E-13</text:p>
          </table:table-cell>
          <table:table-cell table:formula="of:=[.D36]/(1.6*10^(-19))" office:value-type="float" office:value="2503606.25" calcext:value-type="float">
            <text:p>2503606.25</text:p>
          </table:table-cell>
          <table:table-cell table:formula="of:=[.E36]/4" office:value-type="float" office:value="625901.5625" calcext:value-type="float">
            <text:p>625901.5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00147701" calcext:value-type="float">
            <text:p>1.48E-13</text:p>
          </table:table-cell>
          <table:table-cell office:value-type="float" office:value="0.000000000000703335" calcext:value-type="float">
            <text:p>7.03E-13</text:p>
          </table:table-cell>
          <table:table-cell table:formula="of:=[.C37]-[.B37]" office:value-type="float" office:value="0.000000000000555634" calcext:value-type="float">
            <text:p>5.55634E-13</text:p>
          </table:table-cell>
          <table:table-cell table:formula="of:=[.D37]/(1.6*10^(-19))" office:value-type="float" office:value="3472712.5" calcext:value-type="float">
            <text:p>3472712.5</text:p>
          </table:table-cell>
          <table:table-cell table:formula="of:=[.E37]/4" office:value-type="float" office:value="868178.125" calcext:value-type="float">
            <text:p>868178.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0000183956" calcext:value-type="float">
            <text:p>1.84E-13</text:p>
          </table:table-cell>
          <table:table-cell office:value-type="float" office:value="0.000000000000678189" calcext:value-type="float">
            <text:p>6.78E-13</text:p>
          </table:table-cell>
          <table:table-cell table:formula="of:=[.C38]-[.B38]" office:value-type="float" office:value="0.000000000000494233" calcext:value-type="float">
            <text:p>4.94233E-13</text:p>
          </table:table-cell>
          <table:table-cell table:formula="of:=[.D38]/(1.6*10^(-19))" office:value-type="float" office:value="3088956.25" calcext:value-type="float">
            <text:p>3088956.25</text:p>
          </table:table-cell>
          <table:table-cell table:formula="of:=[.E38]/4" office:value-type="float" office:value="772239.0625" calcext:value-type="float">
            <text:p>772239.0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0000194973" calcext:value-type="float">
            <text:p>1.95E-13</text:p>
          </table:table-cell>
          <table:table-cell office:value-type="float" office:value="0.000000000000687754" calcext:value-type="float">
            <text:p>6.88E-13</text:p>
          </table:table-cell>
          <table:table-cell table:formula="of:=[.C39]-[.B39]" office:value-type="float" office:value="0.000000000000492781" calcext:value-type="float">
            <text:p>4.92781E-13</text:p>
          </table:table-cell>
          <table:table-cell table:formula="of:=[.D39]/(1.6*10^(-19))" office:value-type="float" office:value="3079881.25" calcext:value-type="float">
            <text:p>3079881.25</text:p>
          </table:table-cell>
          <table:table-cell table:formula="of:=[.E39]/4" office:value-type="float" office:value="769970.3125" calcext:value-type="float">
            <text:p>769970.31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1.6299in" svg:height="5.8236in" svg:x="1.5795in" svg:y="1.6839in">
            <draw:object draw:notify-on-update-of-ranges="Sheet2.E1:Sheet2.H1 Sheet2.E2:Sheet2.H2 Sheet2.E1:Sheet2.H1 Sheet2.E3:Sheet2.H3 Sheet2.E1:Sheet2.H1 Sheet2.E4:Sheet2.H4 Sheet2.E1:Sheet2.H1 Sheet2.E5:Sheet2.H5 Sheet2.E1:Sheet2.H1 Sheet2.E6:Sheet2.H6 Sheet2.E1:Sheet2.H1 Sheet2.E7:Sheet2.H7 Sheet2.E1:Sheet2.H1 Sheet2.E8:Sheet2.H8 Sheet2.E1:Sheet2.H1 Sheet2.E9:Sheet2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54.5" calcext:value-type="float">
            <text:p>54.5</text:p>
          </table:table-cell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815078.125" calcext:value-type="float">
            <text:p>1815078.125</text:p>
          </table:table-cell>
          <table:table-cell office:value-type="float" office:value="1488196.875" calcext:value-type="float">
            <text:p>1488196.875</text:p>
          </table:table-cell>
          <table:table-cell office:value-type="float" office:value="1151445.3125" calcext:value-type="float">
            <text:p>1151445.3125</text:p>
          </table:table-cell>
          <table:table-cell office:value-type="float" office:value="700568.75" calcext:value-type="float">
            <text:p>700568.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736055.9375*[.L1]-39378268.28125" office:value-type="float" office:value="1840864.21875" calcext:value-type="float">
            <text:p>1840864.2187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39000" calcext:value-type="float">
            <text:p>1939000</text:p>
          </table:table-cell>
          <table:table-cell office:value-type="float" office:value="1610500" calcext:value-type="float">
            <text:p>1610500</text:p>
          </table:table-cell>
          <table:table-cell office:value-type="float" office:value="1270887.5" calcext:value-type="float">
            <text:p>1270887.5</text:p>
          </table:table-cell>
          <table:table-cell office:value-type="float" office:value="814484.375" calcext:value-type="float">
            <text:p>814484.375</text:p>
          </table:table-cell>
          <table:table-cell/>
          <table:table-cell table:style-name="ce3" table:formula="of:=836545.3125*[.J2]-44894339.0625" office:value-type="float" office:value="1952198.4375" calcext:value-type="float">
            <text:p>1,952,198.44</text:p>
          </table:table-cell>
          <table:table-cell office:value-type="float" office:value="1" calcext:value-type="float">
            <text:p>1</text:p>
          </table:table-cell>
          <table:table-cell table:formula="of:=742631.875*[.L1]-39621693.125" office:value-type="float" office:value="1965691.875" calcext:value-type="float">
            <text:p>1965691.87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58812.5" calcext:value-type="float">
            <text:p>1858812.5</text:p>
          </table:table-cell>
          <table:table-cell office:value-type="float" office:value="1461078.125" calcext:value-type="float">
            <text:p>1461078.125</text:p>
          </table:table-cell>
          <table:table-cell office:value-type="float" office:value="1138253.125" calcext:value-type="float">
            <text:p>1138253.125</text:p>
          </table:table-cell>
          <table:table-cell office:value-type="float" office:value="805389.0625" calcext:value-type="float">
            <text:p>805389.06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696619.0625*[.L1]-37172320" office:value-type="float" office:value="1838347.5" calcext:value-type="float">
            <text:p>1838347.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71000" calcext:value-type="float">
            <text:p>1771000</text:p>
          </table:table-cell>
          <table:table-cell office:value-type="float" office:value="1433840.625" calcext:value-type="float">
            <text:p>1433840.625</text:p>
          </table:table-cell>
          <table:table-cell office:value-type="float" office:value="1078876.5625" calcext:value-type="float">
            <text:p>1078876.5625</text:p>
          </table:table-cell>
          <table:table-cell office:value-type="float" office:value="736975" calcext:value-type="float">
            <text:p>7369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691407.8125*[.L1]-36945108.59375" office:value-type="float" office:value="1773728.90625" calcext:value-type="float">
            <text:p>1773728.906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89843.75" calcext:value-type="float">
            <text:p>1889843.75</text:p>
          </table:table-cell>
          <table:table-cell office:value-type="float" office:value="1587156.25" calcext:value-type="float">
            <text:p>1587156.25</text:p>
          </table:table-cell>
          <table:table-cell office:value-type="float" office:value="1196256.25" calcext:value-type="float">
            <text:p>1196256.25</text:p>
          </table:table-cell>
          <table:table-cell office:value-type="float" office:value="625901.5625" calcext:value-type="float">
            <text:p>625901.56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836545.3125*[.L1]-44894339.0625" office:value-type="float" office:value="1952198.4375" calcext:value-type="float">
            <text:p>1952198.437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47718.75" calcext:value-type="float">
            <text:p>1847718.75</text:p>
          </table:table-cell>
          <table:table-cell office:value-type="float" office:value="1569109.375" calcext:value-type="float">
            <text:p>1569109.375</text:p>
          </table:table-cell>
          <table:table-cell office:value-type="float" office:value="1249226.5625" calcext:value-type="float">
            <text:p>1249226.5625</text:p>
          </table:table-cell>
          <table:table-cell office:value-type="float" office:value="868178.125" calcext:value-type="float">
            <text:p>868178.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651700.9375*[.L1]-34622918.59375" office:value-type="float" office:value="1872333.90625" calcext:value-type="float">
            <text:p>1872333.9062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89718.75" calcext:value-type="float">
            <text:p>1989718.75</text:p>
          </table:table-cell>
          <table:table-cell office:value-type="float" office:value="1626046.875" calcext:value-type="float">
            <text:p>1626046.875</text:p>
          </table:table-cell>
          <table:table-cell office:value-type="float" office:value="1192343.125" calcext:value-type="float">
            <text:p>1192343.125</text:p>
          </table:table-cell>
          <table:table-cell office:value-type="float" office:value="772239.0625" calcext:value-type="float">
            <text:p>772239.06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817228.5625*[.L1]-43756791.125" office:value-type="float" office:value="2008008.375" calcext:value-type="float">
            <text:p>2008008.37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57234.375" calcext:value-type="float">
            <text:p>1957234.375</text:p>
          </table:table-cell>
          <table:table-cell office:value-type="float" office:value="1555218.75" calcext:value-type="float">
            <text:p>1555218.75</text:p>
          </table:table-cell>
          <table:table-cell office:value-type="float" office:value="1252740.9375" calcext:value-type="float">
            <text:p>1252740.9375</text:p>
          </table:table-cell>
          <table:table-cell office:value-type="float" office:value="769970.3125" calcext:value-type="float">
            <text:p>769970.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772854*[.L1]-41316392.40625" office:value-type="float" office:value="1963431.59375" calcext:value-type="float">
            <text:p>1963431.5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1:42:21.884024144</meta:creation-date>
    <dc:date>2023-12-15T11:21:19.881404003</dc:date>
    <meta:editing-duration>PT2H17M48S</meta:editing-duration>
    <meta:editing-cycles>12</meta:editing-cycles>
    <meta:generator>LibreOffice/7.3.7.2$Linux_X86_64 LibreOffice_project/30$Build-2</meta:generator>
    <meta:document-statistic meta:table-count="2" meta:cell-count="27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54.5" chart:maximum="5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graphic-properties draw:stroke="solid"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8" style:family="chart">
      <style:graphic-properties draw:stroke="solid" svg:stroke-color="#579d1c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21" style:family="chart">
      <style:graphic-properties draw:stroke="solid" svg:stroke-color="#481d32"/>
    </style:style>
    <style:style style:name="ch2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24" style:family="chart">
      <style:graphic-properties draw:stroke="solid" svg:stroke-color="#83caff"/>
    </style:style>
    <style:style style:name="ch2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314004"/>
    </style:style>
    <style:style style:name="ch27" style:family="chart">
      <style:graphic-properties draw:stroke="solid" svg:stroke-color="#314004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aecf00"/>
    </style:style>
    <style:style style:name="ch30" style:family="chart">
      <style:graphic-properties draw:stroke="solid" svg:stroke-color="#aecf00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29.541cm" svg:height="14.793cm" xlink:href=".." xlink:type="simple" chart:class="chart:scatter" chart:style-name="ch1">
        <chart:legend chart:legend-position="end" svg:x="24.31cm" svg:y="3.798cm" style:legend-expansion="custom" svg:width="5.089cm" svg:height="7.562cm" style:legend-expansion-aspect-ratio="0.672970113726527" chart:style-name="ch2"/>
        <chart:plot-area chart:style-name="ch3" table:cell-range-address="Sheet2.E1:Sheet2.H9" chart:data-source-has-labels="row" svg:x="0.962cm" svg:y="0.289cm" svg:width="23.078cm" svg:height="14.219cm">
          <chart:coordinate-region svg:x="2.509cm" svg:y="0.488cm" svg:width="21.531cm" svg:height="13.37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2.E2:Sheet2.H2" loext:label-string="channel_0" chart:class="chart:scatter">
            <chart:domain table:cell-range-address="Sheet2.E1:Sheet2.H1"/>
            <chart:regression-curve chart:style-name="ch8">
              <chart:equation chart:display-equation="true" chart:display-r-square="true" svg:x="2.445cm" svg:y="0.49cm" chart:style-name="ch9"/>
            </chart:regression-curve>
            <chart:data-point chart:repeated="4"/>
          </chart:series>
          <chart:series chart:style-name="ch10" chart:values-cell-range-address="Sheet2.E3:Sheet2.H3" loext:label-string="channel_1" chart:class="chart:scatter">
            <chart:regression-curve chart:style-name="ch11">
              <chart:equation chart:display-equation="true" chart:display-r-square="true" svg:x="2.477cm" svg:y="1.579cm" chart:style-name="ch12"/>
            </chart:regression-curve>
            <chart:data-point chart:repeated="4"/>
          </chart:series>
          <chart:series chart:style-name="ch13" chart:values-cell-range-address="Sheet2.E4:Sheet2.H4" loext:label-string="channel_2" chart:class="chart:scatter">
            <chart:regression-curve chart:style-name="ch14">
              <chart:equation chart:display-equation="true" chart:display-r-square="true" svg:x="2.512cm" svg:y="2.676cm" chart:style-name="ch15"/>
            </chart:regression-curve>
            <chart:data-point chart:repeated="4"/>
          </chart:series>
          <chart:series chart:style-name="ch16" chart:values-cell-range-address="Sheet2.E5:Sheet2.H5" loext:label-string="channel_3" chart:class="chart:scatter">
            <chart:regression-curve chart:style-name="ch17">
              <chart:equation chart:display-equation="true" chart:display-r-square="true" svg:x="2.547cm" svg:y="3.747cm" chart:style-name="ch18"/>
            </chart:regression-curve>
            <chart:data-point chart:repeated="4"/>
          </chart:series>
          <chart:series chart:style-name="ch19" chart:values-cell-range-address="Sheet2.E6:Sheet2.H6" loext:label-string="channel_4" chart:class="chart:scatter">
            <chart:regression-curve chart:style-name="ch20">
              <chart:equation chart:display-equation="true" chart:display-r-square="true" svg:x="9.767cm" svg:y="0.502cm" chart:style-name="ch21"/>
            </chart:regression-curve>
            <chart:data-point chart:repeated="4"/>
          </chart:series>
          <chart:series chart:style-name="ch22" chart:values-cell-range-address="Sheet2.E7:Sheet2.H7" loext:label-string="channel_5" chart:class="chart:scatter">
            <chart:regression-curve chart:style-name="ch23">
              <chart:equation chart:display-equation="true" chart:display-r-square="true" svg:x="9.713cm" svg:y="1.599cm" chart:style-name="ch24"/>
            </chart:regression-curve>
            <chart:data-point chart:repeated="4"/>
          </chart:series>
          <chart:series chart:style-name="ch25" chart:values-cell-range-address="Sheet2.E8:Sheet2.H8" loext:label-string="channel_6" chart:class="chart:scatter">
            <chart:regression-curve chart:style-name="ch26">
              <chart:equation chart:display-equation="true" chart:display-r-square="true" svg:x="9.852cm" svg:y="2.748cm" chart:style-name="ch27"/>
            </chart:regression-curve>
            <chart:data-point chart:repeated="4"/>
          </chart:series>
          <chart:series chart:style-name="ch28" chart:values-cell-range-address="Sheet2.E9:Sheet2.H9" loext:label-string="channel_7" chart:class="chart:scatter">
            <chart:regression-curve chart:style-name="ch29">
              <chart:equation chart:display-equation="true" chart:display-r-square="true" svg:x="9.828cm" svg:y="3.854cm" chart:style-name="ch30"/>
            </chart:regression-curve>
            <chart:data-point chart:repeated="4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channel_0</text:p>
              </table:table-cell>
              <table:table-cell office:value-type="string">
                <text:p>channel_1</text:p>
              </table:table-cell>
              <table:table-cell office:value-type="string">
                <text:p>channel_2</text:p>
              </table:table-cell>
              <table:table-cell office:value-type="string">
                <text:p>channel_3</text:p>
              </table:table-cell>
              <table:table-cell office:value-type="string">
                <text:p>channel_4</text:p>
              </table:table-cell>
              <table:table-cell office:value-type="string">
                <text:p>channel_5</text:p>
              </table:table-cell>
              <table:table-cell office:value-type="string">
                <text:p>channel_6</text:p>
              </table:table-cell>
              <table:table-cell office:value-type="string">
                <text:p>channel_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Sheet2.E1:Sheet2.H1</svg:desc>
                </draw:g>
              </table:table-cell>
              <table:table-cell office:value-type="float" office:value="1815078.125">
                <text:p>1815078.125</text:p>
                <draw:g>
                  <svg:desc>Sheet2.E2:Sheet2.H2</svg:desc>
                </draw:g>
              </table:table-cell>
              <table:table-cell office:value-type="float" office:value="1939000">
                <text:p>1939000</text:p>
                <draw:g>
                  <svg:desc>Sheet2.E3:Sheet2.H3</svg:desc>
                </draw:g>
              </table:table-cell>
              <table:table-cell office:value-type="float" office:value="1858812.5">
                <text:p>1858812.5</text:p>
                <draw:g>
                  <svg:desc>Sheet2.E4:Sheet2.H4</svg:desc>
                </draw:g>
              </table:table-cell>
              <table:table-cell office:value-type="float" office:value="1771000">
                <text:p>1771000</text:p>
                <draw:g>
                  <svg:desc>Sheet2.E5:Sheet2.H5</svg:desc>
                </draw:g>
              </table:table-cell>
              <table:table-cell office:value-type="float" office:value="1889843.75">
                <text:p>1889843.75</text:p>
                <draw:g>
                  <svg:desc>Sheet2.E6:Sheet2.H6</svg:desc>
                </draw:g>
              </table:table-cell>
              <table:table-cell office:value-type="float" office:value="1847718.75">
                <text:p>1847718.75</text:p>
                <draw:g>
                  <svg:desc>Sheet2.E7:Sheet2.H7</svg:desc>
                </draw:g>
              </table:table-cell>
              <table:table-cell office:value-type="float" office:value="1989718.75">
                <text:p>1989718.75</text:p>
                <draw:g>
                  <svg:desc>Sheet2.E8:Sheet2.H8</svg:desc>
                </draw:g>
              </table:table-cell>
              <table:table-cell office:value-type="float" office:value="1957234.375">
                <text:p>1957234.375</text:p>
                <draw:g>
                  <svg:desc>Sheet2.E9:Sheet2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5">
                <text:p>55.5</text:p>
              </table:table-cell>
              <table:table-cell office:value-type="float" office:value="1488196.875">
                <text:p>1488196.875</text:p>
              </table:table-cell>
              <table:table-cell office:value-type="float" office:value="1610500">
                <text:p>1610500</text:p>
              </table:table-cell>
              <table:table-cell office:value-type="float" office:value="1461078.125">
                <text:p>1461078.125</text:p>
              </table:table-cell>
              <table:table-cell office:value-type="float" office:value="1433840.625">
                <text:p>1433840.625</text:p>
              </table:table-cell>
              <table:table-cell office:value-type="float" office:value="1587156.25">
                <text:p>1587156.25</text:p>
              </table:table-cell>
              <table:table-cell office:value-type="float" office:value="1569109.375">
                <text:p>1569109.375</text:p>
              </table:table-cell>
              <table:table-cell office:value-type="float" office:value="1626046.875">
                <text:p>1626046.875</text:p>
              </table:table-cell>
              <table:table-cell office:value-type="float" office:value="1555218.75">
                <text:p>1555218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151445.3125">
                <text:p>1151445.3125</text:p>
              </table:table-cell>
              <table:table-cell office:value-type="float" office:value="1270887.5">
                <text:p>1270887.5</text:p>
              </table:table-cell>
              <table:table-cell office:value-type="float" office:value="1138253.125">
                <text:p>1138253.125</text:p>
              </table:table-cell>
              <table:table-cell office:value-type="float" office:value="1078876.5625">
                <text:p>1078876.5625</text:p>
              </table:table-cell>
              <table:table-cell office:value-type="float" office:value="1196256.25">
                <text:p>1196256.25</text:p>
              </table:table-cell>
              <table:table-cell office:value-type="float" office:value="1249226.5625">
                <text:p>1249226.5625</text:p>
              </table:table-cell>
              <table:table-cell office:value-type="float" office:value="1192343.125">
                <text:p>1192343.125</text:p>
              </table:table-cell>
              <table:table-cell office:value-type="float" office:value="1252740.9375">
                <text:p>1252740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5">
                <text:p>54.5</text:p>
              </table:table-cell>
              <table:table-cell office:value-type="float" office:value="700568.75">
                <text:p>700568.75</text:p>
              </table:table-cell>
              <table:table-cell office:value-type="float" office:value="814484.375">
                <text:p>814484.375</text:p>
              </table:table-cell>
              <table:table-cell office:value-type="float" office:value="805389.0625">
                <text:p>805389.0625</text:p>
              </table:table-cell>
              <table:table-cell office:value-type="float" office:value="736975">
                <text:p>736975</text:p>
              </table:table-cell>
              <table:table-cell office:value-type="float" office:value="625901.5625">
                <text:p>625901.5625</text:p>
              </table:table-cell>
              <table:table-cell office:value-type="float" office:value="868178.125">
                <text:p>868178.125</text:p>
              </table:table-cell>
              <table:table-cell office:value-type="float" office:value="772239.0625">
                <text:p>772239.0625</text:p>
              </table:table-cell>
              <table:table-cell office:value-type="float" office:value="769970.3125">
                <text:p>769970.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